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Merci madame le President de jury de m’avoir donné la parole.</text:p>
      <text:p text:style-name="P1"/>
      <text:p text:style-name="P1">Mr Dame bonjour. Avant de commencer ma presentation permettez-moi de parler en Malagasy.</text:p>
      <text:p text:style-name="P1"/>
      <text:p text:style-name="P1">Voalohany indrindra dia isaorana Andriamanitra lehibe nanome fotoana sy hery ary fahasalamana</text:p>
      <text:p text:style-name="P1">nahafahana nanantanteraka izao dingana izao. Manaraka izany dia isaorana manokana ireto olona</text:p>
      <text:p text:style-name="P1">voalaza anarana manaraka ireto :</text:p>
      <text:p text:style-name="P1"/>
      <text:p text:style-name="P1">Andriamatoa RAVOLOMANANA Mamy Raoul,Profesora amin’ny laharana ambony, filohan’ny Oniverisitean’Antananarivo, amin’ny andraikitra lehibe izay iantsorohany amin’ny fitantanana sy fampandrihanana ny raharaham-pampianarana manerana ny oniverisitean’Antananarivo.</text:p>
      <text:p text:style-name="P1"/>
      <text:p text:style-name="P1">manaraka izany</text:p>
      <text:p text:style-name="P1"/>
      <text:p text:style-name="P1">Andriamatoa ANTSONAINARIVONY Onomamandimby,dokotera, talehan’ny “Institue d’Enseignement Supérieur d’Antsirabe Vakinankaratra”, amin’ny fandrindrany ny eto amin’ny sekoly ka ahafahana manao izao asa fikaroana izao.</text:p>
      <text:p text:style-name="P1"/>
      <text:p text:style-name="P1">Ramatoa RANAIVOSOA Mamitiana Lalaonirina Olivette, Dokotera, lehiben’ny sampampihofanana “Automatisme et Informatique”, izay sady talen’izao fikarohana izao.</text:p>
      <text:p text:style-name="P1"/>
      <text:p text:style-name="P1">Andriamatoa ANDRIANAiVO Herifidy Malalaniaina, nanoro lalana ahy sy nanampy indrindra tamin’ny fanatanterahana an’ity Fikarohana ity,</text:p>
      <text:p text:style-name="P1"/>
      <text:p text:style-name="P1">Andriamatoa ANDRIAMITANTSOA Soloarinala, Mpampianatra mpanampy, anisan’ny mpitsara izao asa fikarohana izao ;</text:p>
      <text:p text:style-name="P1"><text:soft-page-break/></text:p>
      <text:p text:style-name="P1">Andriamatoa RANDRIAMIARISON Zilga Heritiana ,Mpampianatra mpanampy, anisan’ny mpitsara izao asa fikarohana izao ihany koa;</text:p>
      <text:p text:style-name="P1"/>
      <text:p text:style-name="P1">Ireo mpampianatra rehetra izay nampita fahalalana sy nanome fiofanana ho ahy hatramin’ny taona voalohany ka hatramin’izao taona fahatelo izao.</text:p>
      <text:p text:style-name="P1"/>
      <text:p text:style-name="P1">Ireo Ray amandReny nikolokolo sy nanabe ary nanohana nandritry ny dingana izay efa nodiavina hatr’izay ka mbola manohana hatrany amin’izao fotoana lehibe izao.</text:p>
      <text:p text:style-name="P1"/>
      <text:p text:style-name="P1">Ireo fianakaviana sy namana rehetra izay nanampy na ara-kevitra na ara-tsaina nahatontosana izao atrik’asa iza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8T18:49:12.263021944</dc:date>
    <meta:editing-duration>PT3M31S</meta:editing-duration>
    <meta:editing-cycles>1</meta:editing-cycles>
    <meta:document-statistic meta:table-count="0" meta:image-count="0" meta:object-count="0" meta:page-count="2" meta:paragraph-count="16" meta:word-count="214" meta:character-count="1789" meta:non-whitespace-character-count="1589"/>
    <meta:generator>LibreOffice/7.3.7.2$Linux_X86_64 LibreOffice_project/30$Build-2</meta:generator>
  </office:meta>
</office:document-meta>
</file>